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Collection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Collection.transform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Collection.decorate( Collection coll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Collection.TransformedCollection( Collection coll , Transformer 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formedCollection.transform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formedCollection.decorateTransform( Collection collection , Transformer transform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ormedCollection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